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3271in" fo:margin-left="0in" fo:margin-right="3.5979in" table:align="margins"/>
    </style:style>
    <style:style style:name="Таблица1.A" style:family="table-column">
      <style:table-column-properties style:column-width="0.2403in" style:rel-column-width="346*"/>
    </style:style>
    <style:style style:name="Таблица1.B" style:family="table-column">
      <style:table-column-properties style:column-width="0.2375in" style:rel-column-width="342*"/>
    </style:style>
    <style:style style:name="Таблица1.F" style:family="table-column">
      <style:table-column-properties style:column-width="0.5715in" style:rel-column-width="823*"/>
    </style:style>
    <style:style style:name="Таблица1.G" style:family="table-column">
      <style:table-column-properties style:column-width="0.4889in" style:rel-column-width="704*"/>
    </style:style>
    <style:style style:name="Таблица1.H" style:family="table-column">
      <style:table-column-properties style:column-width="1.0764in" style:rel-column-width="1550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H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G8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1.A12" style:family="table-cell">
      <style:table-cell-properties fo:padding="0.0382in" fo:border-left="0.0007in solid #000000" fo:border-right="none" fo:border-top="none" fo:border-bottom="0.0007in solid #000000"/>
    </style:style>
    <style:style style:name="Таблица2" style:family="table">
      <style:table-properties style:width="3.3271in" fo:margin-left="0in" fo:margin-right="3.5979in" table:align="margins"/>
    </style:style>
    <style:style style:name="Таблица2.A" style:family="table-column">
      <style:table-column-properties style:column-width="0.2403in" style:rel-column-width="346*"/>
    </style:style>
    <style:style style:name="Таблица2.B" style:family="table-column">
      <style:table-column-properties style:column-width="0.2375in" style:rel-column-width="342*"/>
    </style:style>
    <style:style style:name="Таблица2.F" style:family="table-column">
      <style:table-column-properties style:column-width="0.5715in" style:rel-column-width="823*"/>
    </style:style>
    <style:style style:name="Таблица2.G" style:family="table-column">
      <style:table-column-properties style:column-width="0.4889in" style:rel-column-width="704*"/>
    </style:style>
    <style:style style:name="Таблица2.H" style:family="table-column">
      <style:table-column-properties style:column-width="1.0764in" style:rel-column-width="1550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H1" style:family="table-cell">
      <style:table-cell-properties fo:padding="0.0382in" fo:border="0.0007in solid #000000"/>
    </style:style>
    <style:style style:name="Таблица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language="ru" fo:country="RU" officeooo:paragraph-rsid="0016ffde"/>
    </style:style>
    <style:style style:name="P2" style:family="paragraph" style:parent-style-name="Standard">
      <style:text-properties fo:language="ru" fo:country="RU" officeooo:paragraph-rsid="0018c109"/>
    </style:style>
    <style:style style:name="P3" style:family="paragraph" style:parent-style-name="Standard">
      <style:text-properties fo:language="ru" fo:country="RU" officeooo:paragraph-rsid="002055bc"/>
    </style:style>
    <style:style style:name="P4" style:family="paragraph" style:parent-style-name="Standard" style:list-style-name="">
      <style:paragraph-properties style:text-autospace="none"/>
      <style:text-properties fo:language="ru" fo:country="RU" officeooo:paragraph-rsid="002055bc"/>
    </style:style>
    <style:style style:name="P5" style:family="paragraph" style:parent-style-name="Standard" style:list-style-name="">
      <style:paragraph-properties style:text-autospace="none"/>
      <style:text-properties fo:language="ru" fo:country="RU" officeooo:paragraph-rsid="00223dfc"/>
    </style:style>
    <style:style style:name="P6" style:family="paragraph" style:parent-style-name="Standard" style:list-style-name="">
      <style:paragraph-properties style:text-autospace="none"/>
      <style:text-properties fo:language="ru" fo:country="RU" officeooo:paragraph-rsid="002319d8"/>
    </style:style>
    <style:style style:name="P7" style:family="paragraph" style:parent-style-name="Standard">
      <style:text-properties fo:language="ru" fo:country="RU" officeooo:paragraph-rsid="002319d8"/>
    </style:style>
    <style:style style:name="P8" style:family="paragraph" style:parent-style-name="Standard">
      <style:text-properties fo:language="ru" fo:country="RU" officeooo:paragraph-rsid="002501e6"/>
    </style:style>
    <style:style style:name="P9" style:family="paragraph" style:parent-style-name="Standard">
      <style:text-properties fo:language="en" fo:country="US" officeooo:paragraph-rsid="0018c109"/>
    </style:style>
    <style:style style:name="P10" style:family="paragraph" style:parent-style-name="Standard" style:list-style-name="L1">
      <style:text-properties fo:language="en" fo:country="US" officeooo:paragraph-rsid="0018c109"/>
    </style:style>
    <style:style style:name="P11" style:family="paragraph" style:parent-style-name="Standard">
      <style:text-properties fo:language="en" fo:country="US" officeooo:paragraph-rsid="001c89b7"/>
    </style:style>
    <style:style style:name="P12" style:family="paragraph" style:parent-style-name="Standard">
      <style:text-properties fo:language="en" fo:country="US" officeooo:paragraph-rsid="001ca855"/>
    </style:style>
    <style:style style:name="P13" style:family="paragraph" style:parent-style-name="Standard">
      <style:text-properties fo:language="en" fo:country="US" officeooo:paragraph-rsid="001d30c8"/>
    </style:style>
    <style:style style:name="P14" style:family="paragraph" style:parent-style-name="Standard">
      <style:text-properties fo:language="en" fo:country="US" officeooo:paragraph-rsid="001e4bbe"/>
    </style:style>
    <style:style style:name="P15" style:family="paragraph" style:parent-style-name="Standard">
      <style:text-properties fo:language="en" fo:country="US" officeooo:paragraph-rsid="001eb1d8"/>
    </style:style>
    <style:style style:name="P16" style:family="paragraph" style:parent-style-name="Standard">
      <style:text-properties fo:language="en" fo:country="US" officeooo:paragraph-rsid="001f0aea"/>
    </style:style>
    <style:style style:name="P17" style:family="paragraph" style:parent-style-name="Standard">
      <style:text-properties fo:language="en" fo:country="US" officeooo:paragraph-rsid="001f4516"/>
    </style:style>
    <style:style style:name="P18" style:family="paragraph" style:parent-style-name="Standard">
      <style:text-properties fo:language="en" fo:country="US" officeooo:paragraph-rsid="001fcc9a"/>
    </style:style>
    <style:style style:name="P19" style:family="paragraph" style:parent-style-name="Standard">
      <style:text-properties fo:language="en" fo:country="US" officeooo:paragraph-rsid="002319d8"/>
    </style:style>
    <style:style style:name="P20" style:family="paragraph" style:parent-style-name="Standard" style:list-style-name="">
      <style:paragraph-properties style:text-autospace="none"/>
      <style:text-properties fo:language="en" fo:country="US" officeooo:paragraph-rsid="002319d8"/>
    </style:style>
    <style:style style:name="P21" style:family="paragraph" style:parent-style-name="Standard" style:list-style-name="">
      <style:paragraph-properties style:text-autospace="none"/>
      <style:text-properties fo:font-size="10pt" fo:language="none" fo:country="none" style:font-size-asian="10pt" style:font-size-complex="10pt"/>
    </style:style>
    <style:style style:name="P22" style:family="paragraph" style:parent-style-name="Standard" style:list-style-name="">
      <style:paragraph-properties style:text-autospace="none"/>
    </style:style>
    <style:style style:name="P23" style:family="paragraph" style:parent-style-name="Standard" style:list-style-name="">
      <style:paragraph-properties style:text-autospace="none"/>
      <style:text-properties officeooo:paragraph-rsid="002319d8"/>
    </style:style>
    <style:style style:name="P24" style:family="paragraph" style:parent-style-name="Standard" style:list-style-name="">
      <style:paragraph-properties style:text-autospace="none"/>
      <style:text-properties officeooo:paragraph-rsid="002501e6"/>
    </style:style>
    <style:style style:name="P25" style:family="paragraph" style:parent-style-name="Standard" style:list-style-name="">
      <style:paragraph-properties style:text-autospace="none"/>
      <style:text-properties officeooo:paragraph-rsid="00260106"/>
    </style:style>
    <style:style style:name="P26" style:family="paragraph" style:parent-style-name="Standard" style:list-style-name="">
      <style:paragraph-properties style:text-autospace="none"/>
      <style:text-properties fo:language="none" fo:country="none"/>
    </style:style>
    <style:style style:name="P27" style:family="paragraph" style:parent-style-name="Standard">
      <style:text-properties officeooo:paragraph-rsid="002055bc"/>
    </style:style>
    <style:style style:name="P28" style:family="paragraph" style:parent-style-name="Standard">
      <style:text-properties officeooo:paragraph-rsid="002319d8"/>
    </style:style>
    <style:style style:name="P29" style:family="paragraph" style:parent-style-name="Table_20_Contents">
      <style:text-properties officeooo:paragraph-rsid="0018c109"/>
    </style:style>
    <style:style style:name="P30" style:family="paragraph" style:parent-style-name="Table_20_Contents">
      <style:text-properties fo:language="ru" fo:country="RU" officeooo:paragraph-rsid="0018c109"/>
    </style:style>
    <style:style style:name="P31" style:family="paragraph" style:parent-style-name="Table_20_Contents">
      <style:text-properties fo:language="ru" fo:country="RU" officeooo:paragraph-rsid="001a43cd"/>
    </style:style>
    <style:style style:name="P32" style:family="paragraph" style:parent-style-name="Table_20_Contents">
      <style:text-properties fo:language="ru" fo:country="RU" officeooo:paragraph-rsid="001fcc9a"/>
    </style:style>
    <style:style style:name="P33" style:family="paragraph" style:parent-style-name="Table_20_Contents">
      <style:text-properties fo:language="en" fo:country="US" officeooo:paragraph-rsid="001a43cd"/>
    </style:style>
    <style:style style:name="P34" style:family="paragraph" style:parent-style-name="Table_20_Contents">
      <style:text-properties fo:language="en" fo:country="US" officeooo:paragraph-rsid="001fcc9a"/>
    </style:style>
    <style:style style:name="P35" style:family="paragraph" style:parent-style-name="Table_20_Contents">
      <style:text-properties officeooo:paragraph-rsid="001a43cd"/>
    </style:style>
    <style:style style:name="P36" style:family="paragraph" style:parent-style-name="Table_20_Contents">
      <style:text-properties officeooo:paragraph-rsid="001fcc9a"/>
    </style:style>
    <style:style style:name="T1" style:family="text">
      <style:text-properties officeooo:rsid="0016ffde"/>
    </style:style>
    <style:style style:name="T2" style:family="text">
      <style:text-properties fo:language="ru" fo:country="RU" officeooo:rsid="0018c109"/>
    </style:style>
    <style:style style:name="T3" style:family="text">
      <style:text-properties fo:language="ru" fo:country="RU" officeooo:rsid="001ae1b1"/>
    </style:style>
    <style:style style:name="T4" style:family="text">
      <style:text-properties fo:language="ru" fo:country="RU" officeooo:rsid="001c89b7"/>
    </style:style>
    <style:style style:name="T5" style:family="text">
      <style:text-properties fo:language="ru" fo:country="RU" officeooo:rsid="001ca855"/>
    </style:style>
    <style:style style:name="T6" style:family="text">
      <style:text-properties fo:language="ru" fo:country="RU" officeooo:rsid="001d0c00"/>
    </style:style>
    <style:style style:name="T7" style:family="text">
      <style:text-properties fo:language="ru" fo:country="RU" officeooo:rsid="001d30c8"/>
    </style:style>
    <style:style style:name="T8" style:family="text">
      <style:text-properties fo:language="ru" fo:country="RU" officeooo:rsid="001e4bbe"/>
    </style:style>
    <style:style style:name="T9" style:family="text">
      <style:text-properties fo:language="ru" fo:country="RU" officeooo:rsid="001eb1d8"/>
    </style:style>
    <style:style style:name="T10" style:family="text">
      <style:text-properties fo:language="ru" fo:country="RU" officeooo:rsid="001f0aea"/>
    </style:style>
    <style:style style:name="T11" style:family="text">
      <style:text-properties fo:language="ru" fo:country="RU" officeooo:rsid="001f4516"/>
    </style:style>
    <style:style style:name="T12" style:family="text">
      <style:text-properties fo:language="ru" fo:country="RU" officeooo:rsid="001fcc9a"/>
    </style:style>
    <style:style style:name="T13" style:family="text">
      <style:text-properties officeooo:rsid="0018c109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8c109"/>
    </style:style>
    <style:style style:name="T16" style:family="text">
      <style:text-properties fo:language="en" fo:country="US" officeooo:rsid="001fcc9a"/>
    </style:style>
    <style:style style:name="T17" style:family="text">
      <style:text-properties fo:language="en" fo:country="US" style:font-size-complex="10pt"/>
    </style:style>
    <style:style style:name="T18" style:family="text">
      <style:text-properties fo:language="en" fo:country="US" officeooo:rsid="002319d8"/>
    </style:style>
    <style:style style:name="T19" style:family="text">
      <style:text-properties officeooo:rsid="001a43cd"/>
    </style:style>
    <style:style style:name="T20" style:family="text">
      <style:text-properties officeooo:rsid="001c89b7"/>
    </style:style>
    <style:style style:name="T21" style:family="text">
      <style:text-properties officeooo:rsid="001ca855"/>
    </style:style>
    <style:style style:name="T22" style:family="text">
      <style:text-properties officeooo:rsid="001d0c00"/>
    </style:style>
    <style:style style:name="T23" style:family="text">
      <style:text-properties officeooo:rsid="001d30c8"/>
    </style:style>
    <style:style style:name="T24" style:family="text">
      <style:text-properties officeooo:rsid="001e4bbe"/>
    </style:style>
    <style:style style:name="T25" style:family="text">
      <style:text-properties officeooo:rsid="001f4516"/>
    </style:style>
    <style:style style:name="T26" style:family="text">
      <style:text-properties officeooo:rsid="001fcc9a"/>
    </style:style>
    <style:style style:name="T27" style:family="text">
      <style:text-properties fo:font-size="10pt"/>
    </style:style>
    <style:style style:name="T28" style:family="text">
      <style:text-properties fo:font-size="10pt" fo:language="none" fo:country="none" style:font-size-asian="10pt" style:font-size-complex="10pt"/>
    </style:style>
    <style:style style:name="T29" style:family="text">
      <style:text-properties fo:font-size="10pt" fo:language="none" fo:country="none" officeooo:rsid="001fcc9a" style:font-size-asian="10pt" style:font-size-complex="10pt"/>
    </style:style>
    <style:style style:name="T30" style:family="text">
      <style:text-properties fo:font-size="10pt" fo:language="none" fo:country="none" officeooo:rsid="002319d8" style:font-size-asian="10pt" style:font-size-complex="10pt"/>
    </style:style>
    <style:style style:name="T31" style:family="text">
      <style:text-properties fo:font-size="10pt" officeooo:rsid="001fcc9a" style:font-size-asian="10pt" style:font-size-complex="10pt"/>
    </style:style>
    <style:style style:name="T32" style:family="text">
      <style:text-properties fo:font-size="10pt" officeooo:rsid="002319d8" style:font-size-asian="10pt" style:font-size-complex="10pt"/>
    </style:style>
    <style:style style:name="T33" style:family="text">
      <style:text-properties fo:font-size="10pt" fo:language="ru" fo:country="RU" officeooo:rsid="001fcc9a" style:font-size-asian="10pt" style:font-size-complex="10pt"/>
    </style:style>
    <style:style style:name="T34" style:family="text">
      <style:text-properties fo:font-size="10pt" fo:language="ru" fo:country="RU" officeooo:rsid="002319d8" style:font-size-asian="10pt" style:font-size-complex="10pt"/>
    </style:style>
    <style:style style:name="T35" style:family="text">
      <style:text-properties fo:font-size="10pt" fo:language="en" fo:country="US" officeooo:rsid="002319d8" style:font-size-asian="10pt" style:font-size-complex="10pt"/>
    </style:style>
    <style:style style:name="T36" style:family="text">
      <style:text-properties fo:font-size="10pt" fo:language="en" fo:country="US" officeooo:rsid="001fcc9a" style:font-size-asian="10pt" style:font-size-complex="10pt"/>
    </style:style>
    <style:style style:name="T37" style:family="text">
      <style:text-properties fo:color="#008000" fo:font-size="10pt" fo:language="none" fo:country="none" style:font-size-asian="10pt" style:font-size-complex="10pt"/>
    </style:style>
    <style:style style:name="T38" style:family="text">
      <style:text-properties fo:language="none" fo:country="none"/>
    </style:style>
    <style:style style:name="T39" style:family="text">
      <style:text-properties style:font-size-asian="10pt"/>
    </style:style>
    <style:style style:name="T40" style:family="text">
      <style:text-properties officeooo:rsid="001fcc9a" style:font-size-asian="10pt"/>
    </style:style>
    <style:style style:name="T41" style:family="text">
      <style:text-properties style:font-size-complex="10pt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fo:font-size="10pt" style:font-size-asian="10pt" style:font-size-complex="10pt"/>
    </style:style>
    <style:style style:name="T44" style:family="text">
      <style:text-properties style:use-window-font-color="true" fo:font-size="10pt" officeooo:rsid="002055bc" style:font-size-asian="10pt" style:font-size-complex="10pt"/>
    </style:style>
    <style:style style:name="T45" style:family="text">
      <style:text-properties style:use-window-font-color="true" fo:font-size="10pt" officeooo:rsid="00223dfc" style:font-size-asian="10pt" style:font-size-complex="10pt"/>
    </style:style>
    <style:style style:name="T46" style:family="text">
      <style:text-properties style:use-window-font-color="true" fo:font-size="10pt" officeooo:rsid="002319d8" style:font-size-asian="10pt" style:font-size-complex="10pt"/>
    </style:style>
    <style:style style:name="T47" style:family="text">
      <style:text-properties style:use-window-font-color="true" fo:font-size="10pt" officeooo:rsid="002501e6" style:font-size-asian="10pt" style:font-size-complex="10pt"/>
    </style:style>
    <style:style style:name="T48" style:family="text">
      <style:text-properties style:use-window-font-color="true" fo:font-size="10pt" fo:language="en" fo:country="US" officeooo:rsid="001fcc9a" style:font-size-asian="10pt" style:font-size-complex="10pt"/>
    </style:style>
    <style:style style:name="T49" style:family="text">
      <style:text-properties style:use-window-font-color="true" fo:font-size="10pt" fo:language="en" fo:country="US" officeooo:rsid="002055bc" style:font-size-asian="10pt" style:font-size-complex="10pt"/>
    </style:style>
    <style:style style:name="T50" style:family="text">
      <style:text-properties style:use-window-font-color="true" fo:font-size="10pt" fo:language="en" fo:country="US" officeooo:rsid="00223dfc" style:font-size-asian="10pt" style:font-size-complex="10pt"/>
    </style:style>
    <style:style style:name="T51" style:family="text">
      <style:text-properties style:use-window-font-color="true" fo:font-size="10pt" fo:language="en" fo:country="US" officeooo:rsid="002319d8" style:font-size-asian="10pt" style:font-size-complex="10pt"/>
    </style:style>
    <style:style style:name="T52" style:family="text">
      <style:text-properties style:use-window-font-color="true" fo:font-size="10pt" fo:language="none" fo:country="none" style:font-size-asian="10pt" style:font-size-complex="10pt"/>
    </style:style>
    <style:style style:name="T53" style:family="text">
      <style:text-properties style:use-window-font-color="true" fo:font-size="10pt" fo:language="none" fo:country="none" officeooo:rsid="001fcc9a" style:font-size-asian="10pt" style:font-size-complex="10pt"/>
    </style:style>
    <style:style style:name="T54" style:family="text">
      <style:text-properties style:use-window-font-color="true" fo:font-size="10pt" fo:language="none" fo:country="none" officeooo:rsid="002055bc" style:font-size-asian="10pt" style:font-size-complex="10pt"/>
    </style:style>
    <style:style style:name="T55" style:family="text">
      <style:text-properties style:use-window-font-color="true" fo:font-size="10pt" fo:language="none" fo:country="none" officeooo:rsid="002319d8" style:font-size-asian="10pt" style:font-size-complex="10pt"/>
    </style:style>
    <style:style style:name="T56" style:family="text">
      <style:text-properties style:use-window-font-color="true" fo:font-size="10pt" fo:language="ru" fo:country="RU" officeooo:rsid="002319d8" style:font-size-asian="10pt" style:font-size-complex="10pt"/>
    </style:style>
    <style:style style:name="T57" style:family="text">
      <style:text-properties style:use-window-font-color="true" fo:font-size="10pt" fo:language="ru" fo:country="RU" officeooo:rsid="001fcc9a" style:font-size-asian="10pt" style:font-size-complex="10pt"/>
    </style:style>
    <style:style style:name="T58" style:family="text">
      <style:text-properties style:use-window-font-color="true" fo:font-size="10pt" fo:language="ru" fo:country="RU" officeooo:rsid="002501e6" style:font-size-asian="10pt" style:font-size-complex="10pt"/>
    </style:style>
    <style:style style:name="T59" style:family="text">
      <style:text-properties style:use-window-font-color="true" fo:font-size="10pt" fo:language="ru" fo:country="RU" officeooo:rsid="00260106" style:font-size-asian="10pt" style:font-size-complex="10pt"/>
    </style:style>
    <style:style style:name="T60" style:family="text">
      <style:text-properties officeooo:rsid="002055b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Ещё раз про инкрементальный энкодер.</text:span></text:p>
      <text:p text:style-name="P1"><text:span text:style-name="T1"/></text:p>
      <text:p text:style-name="P1"><text:span text:style-name="T1">Про инкрементальный энкодер и про обработку его сигналов с помощью МК писалось не раз. </text:span><text:span text:style-name="T13">Вроде-бы ничего сложного — два бита текущего состояния, два бита предыдущего — автомат с 16 состояниями. </text:span><text:span text:style-name="T1">Рассмотрим эту задачу </text:span><text:span text:style-name="T13">ещё раз с позиции максимально эффективной (по скорости и размеру кода) обработки сигналов множества энкодеров одновременно.</text:span></text:p>
      <text:p text:style-name="P1"><text:span text:style-name="T13"/></text:p>
      <text:p text:style-name="P2"><text:span text:style-name="T13">Обозначим текущее состояние энкодера как «</text:span><text:span text:style-name="T15">y1</text:span><text:span text:style-name="T13">» и «</text:span><text:span text:style-name="T15">y2</text:span><text:span text:style-name="T13">», а предыдущее, как </text:span><text:span text:style-name="T15">«x1»</text:span><text:span text:style-name="T13"> и </text:span><text:span text:style-name="T15">«x2». В</text:span><text:span text:style-name="T13">сего 4 бита — 16 состояний. </text:span><text:span text:style-name="T19">Условимся, что направление «Вперёд» у нас будет от первого датчика энкодера ко второму. </text:span><text:span text:style-name="T13">Запишем все </text:span><text:span text:style-name="T19">возможные состояния </text:span><text:span text:style-name="T13">в таблицу.</text:span></text:p>
      <text:p text:style-name="P2"><text:span text:style-name="T13"/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31"><text:span text:style-name="T19">№</text:span></text:p>
          </table:table-cell>
          <table:table-cell table:style-name="Таблица1.A1" office:value-type="string">
            <text:p text:style-name="P29"><text:span text:style-name="T13">y2</text:span></text:p>
          </table:table-cell>
          <table:table-cell table:style-name="Таблица1.A1" office:value-type="string">
            <text:p text:style-name="P29"><text:span text:style-name="T13">y1</text:span></text:p>
          </table:table-cell>
          <table:table-cell table:style-name="Таблица1.A1" office:value-type="string">
            <text:p text:style-name="P29"><text:span text:style-name="T13">x2</text:span></text:p>
          </table:table-cell>
          <table:table-cell table:style-name="Таблица1.A1" office:value-type="string">
            <text:p text:style-name="P29"><text:span text:style-name="T13">x1</text:span></text:p>
          </table:table-cell>
          <table:table-cell table:style-name="Таблица1.A1" office:value-type="string">
            <text:p text:style-name="P30"><text:span text:style-name="T13">Вперёд</text:span></text:p>
          </table:table-cell>
          <table:table-cell table:style-name="Таблица1.A1" office:value-type="string">
            <text:p text:style-name="P30"><text:span text:style-name="T13">Назад</text:span></text:p>
          </table:table-cell>
          <table:table-cell table:style-name="Таблица1.H1" office:value-type="string">
            <text:p text:style-name="P30"><text:span text:style-name="T13">Состояние</text:span></text:p>
          </table:table-cell>
        </table:table-row>
        <table:table-row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H2" office:value-type="string">
            <text:p text:style-name="P30"><text:span text:style-name="T13">Стоп</text:span></text:p>
          </table:table-cell>
        </table:table-row>
        <table:table-row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1">
            <text:p text:style-name="P30"><text:span text:style-name="T13">1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1">
            <text:p text:style-name="P30"><text:span text:style-name="T13">1</text:span></text:p>
          </table:table-cell>
          <table:table-cell table:style-name="Таблица1.H2" office:value-type="string">
            <text:p text:style-name="P30"><text:span text:style-name="T13">Назад</text:span></text:p>
          </table:table-cell>
        </table:table-row>
        <table:table-row>
          <table:table-cell table:style-name="Таблица1.A2" office:value-type="float" office:value="2">
            <text:p text:style-name="P31"><text:span text:style-name="T19">2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1">
            <text:p text:style-name="P30"><text:span text:style-name="T13">1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A2" office:value-type="float" office:value="1">
            <text:p text:style-name="P30"><text:span text:style-name="T13">1</text:span></text:p>
          </table:table-cell>
          <table:table-cell table:style-name="Таблица1.A2" office:value-type="float" office:value="0">
            <text:p text:style-name="P30"><text:span text:style-name="T13">0</text:span></text:p>
          </table:table-cell>
          <table:table-cell table:style-name="Таблица1.H2" office:value-type="string">
            <text:p text:style-name="P30"><text:span text:style-name="T13">Вперёд</text:span></text:p>
          </table:table-cell>
        </table:table-row>
        <table:table-row>
          <table:table-cell table:style-name="Таблица1.A2" office:value-type="float" office:value="3">
            <text:p text:style-name="P31"><text:span text:style-name="T19">3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Не определено</text:span></text:p>
          </table:table-cell>
        </table:table-row>
        <table:table-row>
          <table:table-cell table:style-name="Таблица1.A2" office:value-type="float" office:value="4">
            <text:p text:style-name="P31"><text:span text:style-name="T19">4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Вперед</text:span></text:p>
          </table:table-cell>
        </table:table-row>
        <table:table-row>
          <table:table-cell table:style-name="Таблица1.A2" office:value-type="float" office:value="5">
            <text:p text:style-name="P31"><text:span text:style-name="T19">5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Стоп</text:span></text:p>
          </table:table-cell>
        </table:table-row>
        <table:table-row>
          <table:table-cell table:style-name="Таблица1.A2" office:value-type="float" office:value="6">
            <text:p text:style-name="P31"><text:span text:style-name="T19">6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G8" office:value-type="float" office:value="36526">
            <text:p text:style-name="P31"><text:span text:style-name="T19">1 / 0</text:span></text:p>
          </table:table-cell>
          <table:table-cell table:style-name="Таблица1.H2" office:value-type="string">
            <text:p text:style-name="P31"><text:span text:style-name="T19">Назад*</text:span></text:p>
          </table:table-cell>
        </table:table-row>
        <table:table-row>
          <table:table-cell table:style-name="Таблица1.A2" office:value-type="float" office:value="7">
            <text:p text:style-name="P31"><text:span text:style-name="T19">7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H2" office:value-type="string">
            <text:p text:style-name="P31"><text:span text:style-name="T19">Назад</text:span></text:p>
          </table:table-cell>
        </table:table-row>
        <table:table-row>
          <table:table-cell table:style-name="Таблица1.A2" office:value-type="float" office:value="8">
            <text:p text:style-name="P31"><text:span text:style-name="T19">8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H2" office:value-type="string">
            <text:p text:style-name="P31"><text:span text:style-name="T19">Назад</text:span></text:p>
          </table:table-cell>
        </table:table-row>
        <table:table-row>
          <table:table-cell table:style-name="Таблица1.A2" office:value-type="float" office:value="9">
            <text:p text:style-name="P31"><text:span text:style-name="T19">9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G8" office:value-type="float" office:value="36526">
            <text:p text:style-name="P31"><text:span text:style-name="T19">1 / 0</text:span></text:p>
          </table:table-cell>
          <table:table-cell table:style-name="Таблица1.A2" office:value-type="float" office:value="0">
            <text:p text:style-name="P35"><text:span text:style-name="T19">0</text:span></text:p>
          </table:table-cell>
          <table:table-cell table:style-name="Таблица1.H2" office:value-type="string">
            <text:p text:style-name="P31"><text:span text:style-name="T19">Вперёд*</text:span></text:p>
          </table:table-cell>
        </table:table-row>
        <table:table-row>
          <table:table-cell table:style-name="Таблица1.A12" office:value-type="string">
            <text:p text:style-name="P33"><text:span text:style-name="T19">A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Стоп</text:span></text:p>
          </table:table-cell>
        </table:table-row>
        <table:table-row>
          <table:table-cell table:style-name="Таблица1.A12" office:value-type="string">
            <text:p text:style-name="P35"><text:span text:style-name="T19">B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Вперёд</text:span></text:p>
          </table:table-cell>
        </table:table-row>
        <table:table-row>
          <table:table-cell table:style-name="Таблица1.A12" office:value-type="string">
            <text:p text:style-name="P35"><text:span text:style-name="T19">C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Не определено</text:span></text:p>
          </table:table-cell>
        </table:table-row>
        <table:table-row>
          <table:table-cell table:style-name="Таблица1.A12" office:value-type="string">
            <text:p text:style-name="P35"><text:span text:style-name="T19">D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Вперёд</text:span></text:p>
          </table:table-cell>
        </table:table-row>
        <table:table-row>
          <table:table-cell table:style-name="Таблица1.A12" office:value-type="string">
            <text:p text:style-name="P35"><text:span text:style-name="T19">E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H2" office:value-type="string">
            <text:p text:style-name="P31"><text:span text:style-name="T19">Назад</text:span></text:p>
          </table:table-cell>
        </table:table-row>
        <table:table-row>
          <table:table-cell table:style-name="Таблица1.A12" office:value-type="string">
            <text:p text:style-name="P35"><text:span text:style-name="T19">F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1">
            <text:p text:style-name="P31"><text:span text:style-name="T19">1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A2" office:value-type="float" office:value="0">
            <text:p text:style-name="P31"><text:span text:style-name="T19">0</text:span></text:p>
          </table:table-cell>
          <table:table-cell table:style-name="Таблица1.H2" office:value-type="string">
            <text:p text:style-name="P31"><text:span text:style-name="T19">Стоп</text:span></text:p>
          </table:table-cell>
        </table:table-row>
      </table:table>
      <text:list xml:id="list36378474" text:style-name="L1">
        <text:list-header>
          <text:p text:style-name="P10"><text:span text:style-name="T2"/></text:p>
          <text:p text:style-name="P10"><text:span text:style-name="T2">* </text:span><text:span text:style-name="T3">- строчки 6 и 9 в таблице в принципе означают перемещение назад и вперёд соответственно, в случае если оба датчика энкодера никогда не срабатывают одновременно. Такая ситуация теоретически может иметь место если энкодер это две оптопары и колесо с отверстиями, причем размер отверстия меньше расстояния между оптопарами. На практике это встречается редко, по этому будем иметь этот случай ввиду, но учитывать не будем.</text:span></text:p>
        </text:list-header>
      </text:list>
      <text:p text:style-name="P9"><text:span text:style-name="T3"/></text:p>
      <text:p text:style-name="P11"><text:span text:style-name="T4">Теперь в соответствии с таблицей напишем код определяющий направление вращения энкодера. Самый простой и </text:span><text:span text:style-name="T5">тем не менее достаточно эффективный</text:span><text:span text:style-name="T4"> вариант вариант это - <text:s/>упаковать все 4 бита в одну переменную и сделать </text:span><text:span text:style-name="T20">switch </text:span><text:span text:style-name="T4">по ней:</text:span></text:p>
      <text:p text:style-name="P11"><text:span text:style-name="T4"/></text:p>
      <text:p text:style-name="P12"><text:span text:style-name="T5">static uint8_t EncState=0;</text:span></text:p>
      <text:p text:style-name="P12"><text:span text:style-name="T5">static volatile uint16_t EncValue=0;</text:span></text:p>
      <text:p text:style-name="P12"><text:span text:style-name="T5"/></text:p>
      <text:p text:style-name="P12"><text:span text:style-name="T5">inline static void EncoderScan(void)</text:span></text:p>
      <text:p text:style-name="P12"><text:span text:style-name="T5">{</text:span></text:p>
      <text:p text:style-name="P12"><text:span text:style-name="T5"><text:tab/>uint8_t newValue = PINC &amp; 0x03;</text:span></text:p>
      <text:p text:style-name="P12"><text:span text:style-name="T5"><text:tab/>uint8_t fullState = newValue | EncState &lt;&lt; 2;</text:span></text:p>
      <text:p text:style-name="P12"><text:span text:style-name="T5"/></text:p>
      <text:p text:style-name="P12"><text:span text:style-name="T5"><text:tab/>switch(fullState)</text:span></text:p>
      <text:p text:style-name="P12"><text:span text:style-name="T5"><text:tab/>{</text:span></text:p>
      <text:p text:style-name="P12"><text:span text:style-name="T5"><text:tab/><text:tab/>case 0x2: case 0x4: case 0xB: case 0xD:</text:span></text:p>
      <text:p text:style-name="P12"><text:soft-page-break/><text:span text:style-name="T5"><text:tab/><text:tab/><text:tab/>EncValue ++;</text:span></text:p>
      <text:p text:style-name="P12"><text:span text:style-name="T5"><text:tab/><text:tab/>break;</text:span></text:p>
      <text:p text:style-name="P12"><text:span text:style-name="T5"><text:tab/><text:tab/>case 0x1: case 0x7: case 0x8: case 0xE:</text:span></text:p>
      <text:p text:style-name="P12"><text:span text:style-name="T5"><text:tab/><text:tab/><text:tab/>EncValue --;</text:span></text:p>
      <text:p text:style-name="P12"><text:span text:style-name="T5"><text:tab/><text:tab/>break;</text:span></text:p>
      <text:p text:style-name="P12"><text:span text:style-name="T5"><text:tab/>}</text:span></text:p>
      <text:p text:style-name="P12"><text:span text:style-name="T5"><text:tab/>EncState = newValue;</text:span></text:p>
      <text:p text:style-name="P12"><text:span text:style-name="T5">}</text:span></text:p>
      <text:p text:style-name="P12"><text:span text:style-name="T5"/></text:p>
      <text:p text:style-name="P12"><text:span text:style-name="T5">Тут мы воспользовались возможностью задавать несколько меток </text:span><text:span text:style-name="T21">case </text:span><text:span text:style-name="T5">для одного блока. Значение меток соответствуют номерам строк из нашей таблицы — очень удобно и наглядно, легко обработать и другие состояния если надо.</text:span></text:p>
      <text:p text:style-name="P13"><text:span text:style-name="T6">Теперь приступим к количественным измерениям. Для чистоты эксперимента сканирование энкодера будем помещать в обработчик прерывания, например, от таймера — там будет сразу видно сколько регистров надо сохранять. Сами функции сканирования энкодера будем делать встраиваемыми, что их тело помещалось непосредственно в обработчик прерывания. <text:s/>Размер будем считать от начала обработчика по </text:span><text:span text:style-name="T22">reti </text:span><text:span text:style-name="T6">включительно. </text:span><text:span text:style-name="T7">Целевой процессор — </text:span><text:span text:style-name="T23">Mega16. </text:span><text:span text:style-name="T7">Компиляторы </text:span><text:span text:style-name="T23">avr-gcc 4.</text:span><text:span text:style-name="T7">3</text:span><text:span text:style-name="T23"> </text:span><text:span text:style-name="T7">и IAR C/C++ Compiler for AVR 5.50.0 [KickStart].</text:span></text:p>
      <text:p text:style-name="P13"><text:span text:style-name="T7"/></text:p>
      <text:p text:style-name="P13"><text:span text:style-name="T7">Результаты для этой функции:</text:span></text:p>
      <text:p text:style-name="P13"><text:span text:style-name="T23">gcc – 70 </text:span><text:span text:style-name="T7">байт кода, </text:span><text:span text:style-name="T8">5 использованных регистров, время выполнения в худшем случае 5</text:span><text:span text:style-name="T9">7</text:span><text:span text:style-name="T8"> тактов.</text:span></text:p>
      <text:p text:style-name="P14"><text:span text:style-name="T24">IAR – 106 </text:span><text:span text:style-name="T8">байт кода 7 регистров, </text:span><text:span text:style-name="T9">тактов 65.</text:span></text:p>
      <text:p text:style-name="P15"><text:span text:style-name="T9">Примерно треть времени тратится на сохранение восстановление регистров.</text:span></text:p>
      <text:p text:style-name="P16"><text:span text:style-name="T10">Вполне неплохо если нам нужен только один энкодер, но нам их надо много. При масштабировании этого подхода размер и время обработки растут практически пропорционально числу энкодеров. И если с рост размера можно ограничить написав <text:s/>функцию </text:span><text:span text:style-name="T5">EncoderScan </text:span><text:span text:style-name="T10">так, чтобы она принимала состояние и указатель на счетчик в качестве параметров, то скорость обработки от этого только упадёт. Контроллер, ведь, не только энкодеры обрабатывать должен, у него еще работа есть. Большую часть времени у нас занимает непосредственно определение направления движения, </text:span><text:span text:style-name="T11">к тому-же оно выполняется для каждого энкодера последовательно.</text:span></text:p>
      <text:p text:style-name="P16"><text:span text:style-name="T11"/></text:p>
      <text:p text:style-name="P17"><text:span text:style-name="T11">Немного логики.</text:span></text:p>
      <text:p text:style-name="P17"><text:span text:style-name="T11"/></text:p>
      <text:p text:style-name="P17"><text:span text:style-name="T11">Посмотрим на задачу определения направления вращения энкодера формально: </text:span></text:p>
      <text:p text:style-name="P17"><text:span text:style-name="T11">Есть две логические функции «Вперёд» и «Назад». Они принимают 4 логических параметра и возвращают 1 в случае движения вперёд или назад соответственно. Заданны эти функции таблицей истинности. А по таблице истинности можно уже синтезировать логическое выражение. <text:s/>В нашем контексте задачи это означает, что мы можем упаковать все значения </text:span><text:span text:style-name="T25">x1, x2, y1, y2 </text:span><text:span text:style-name="T11">всех энкодеров в отдельные целочисленные переменные, и обрабатывать разом данные со стольких энкодеров, </text:span><text:span text:style-name="T12">сколько бит в этих переменных</text:span><text:span text:style-name="T11">. </text:span><text:span text:style-name="T12">Неплохо так параллельно определить направление вращения сразу до 8/16/32 энкодеров. Изменять значения счётчиков, конечно придётся в цикле, параллельно это сделать уже не удастся.</text:span></text:p>
      <text:p text:style-name="P18"><text:span text:style-name="T12">Теперь только остаётся синтезировать это самое логическое выражение. Возьмёмся для начала за функцию «Вперёд». Найдём в нашей таблице все единичные значения этой функции:</text:span></text:p>
      <text:p text:style-name="P18"><text:span text:style-name="T12"/></text:p>
      <text:p text:style-name="P18"><text:span text:style-name="T12"/>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32"><text:span text:style-name="T19">№</text:span></text:p>
          </table:table-cell>
          <table:table-cell table:style-name="Таблица2.A1" office:value-type="string">
            <text:p text:style-name="P36"><text:span text:style-name="T13">y2</text:span></text:p>
          </table:table-cell>
          <table:table-cell table:style-name="Таблица2.A1" office:value-type="string">
            <text:p text:style-name="P36"><text:span text:style-name="T13">y1</text:span></text:p>
          </table:table-cell>
          <table:table-cell table:style-name="Таблица2.A1" office:value-type="string">
            <text:p text:style-name="P36"><text:span text:style-name="T13">x2</text:span></text:p>
          </table:table-cell>
          <table:table-cell table:style-name="Таблица2.A1" office:value-type="string">
            <text:p text:style-name="P36"><text:span text:style-name="T13">x1</text:span></text:p>
          </table:table-cell>
          <table:table-cell table:style-name="Таблица2.A1" office:value-type="string">
            <text:p text:style-name="P32"><text:span text:style-name="T13">Вперёд</text:span></text:p>
          </table:table-cell>
          <table:table-cell table:style-name="Таблица2.A1" office:value-type="string">
            <text:p text:style-name="P32"><text:span text:style-name="T13">Назад</text:span></text:p>
          </table:table-cell>
          <table:table-cell table:style-name="Таблица2.H1" office:value-type="string">
            <text:p text:style-name="P32"><text:span text:style-name="T13">Состояние</text:span></text:p>
          </table:table-cell>
        </table:table-row>
        <table:table-row>
          <table:table-cell table:style-name="Таблица2.A2" office:value-type="float" office:value="2">
            <text:p text:style-name="P32"><text:span text:style-name="T19">2</text:span></text:p>
          </table:table-cell>
          <table:table-cell table:style-name="Таблица2.A2" office:value-type="float" office:value="0">
            <text:p text:style-name="P32"><text:span text:style-name="T13">0</text:span></text:p>
          </table:table-cell>
          <table:table-cell table:style-name="Таблица2.A2" office:value-type="float" office:value="0">
            <text:p text:style-name="P32"><text:span text:style-name="T13">0</text:span></text:p>
          </table:table-cell>
          <table:table-cell table:style-name="Таблица2.A2" office:value-type="float" office:value="1">
            <text:p text:style-name="P32"><text:span text:style-name="T13">1</text:span></text:p>
          </table:table-cell>
          <table:table-cell table:style-name="Таблица2.A2" office:value-type="float" office:value="0">
            <text:p text:style-name="P32"><text:span text:style-name="T13">0</text:span></text:p>
          </table:table-cell>
          <table:table-cell table:style-name="Таблица2.A2" office:value-type="float" office:value="1">
            <text:p text:style-name="P32"><text:span text:style-name="T13">1</text:span></text:p>
          </table:table-cell>
          <table:table-cell table:style-name="Таблица2.A2" office:value-type="float" office:value="0">
            <text:p text:style-name="P32"><text:span text:style-name="T13">0</text:span></text:p>
          </table:table-cell>
          <table:table-cell table:style-name="Таблица2.H2" office:value-type="string">
            <text:p text:style-name="P32"><text:span text:style-name="T13">Вперёд</text:span></text:p>
          </table:table-cell>
        </table:table-row>
        <table:table-row>
          <table:table-cell table:style-name="Таблица2.A2" office:value-type="float" office:value="4">
            <text:p text:style-name="P32"><text:span text:style-name="T19">4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H2" office:value-type="string">
            <text:p text:style-name="P32"><text:span text:style-name="T19">Вперед</text:span></text:p>
          </table:table-cell>
        </table:table-row>
        <table:table-row>
          <table:table-cell table:style-name="Таблица2.A4" office:value-type="string">
            <text:p text:style-name="P36"><text:span text:style-name="T19">B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H2" office:value-type="string">
            <text:p text:style-name="P32"><text:span text:style-name="T19">Вперёд</text:span></text:p>
          </table:table-cell>
        </table:table-row>
        <table:table-row>
          <table:table-cell table:style-name="Таблица2.A4" office:value-type="string">
            <text:p text:style-name="P36"><text:span text:style-name="T19">D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1">
            <text:p text:style-name="P32"><text:span text:style-name="T19">1</text:span></text:p>
          </table:table-cell>
          <table:table-cell table:style-name="Таблица2.A2" office:value-type="float" office:value="0">
            <text:p text:style-name="P32"><text:span text:style-name="T19">0</text:span></text:p>
          </table:table-cell>
          <table:table-cell table:style-name="Таблица2.H2" office:value-type="string">
            <text:p text:style-name="P32"><text:span text:style-name="T19">Вперёд</text:span></text:p>
          </table:table-cell>
        </table:table-row>
      </table:table>
      <text:p text:style-name="P27"><text:span text:style-name="T60"/></text:p>
      <text:p text:style-name="P3"><text:span text:style-name="T60"/></text:p>
      <text:p text:style-name="P3"><text:span text:style-name="T60">Запишем для нашей функции логическое выражение, сразу на языке Си, чтоб не мучатся с математической нотацией:</text:span></text:p>
      <text:p text:style-name="P3"><text:span text:style-name="T60"/></text:p>
      <text:p text:style-name="P18"><text:soft-page-break/><text:span text:style-name="T26">Fwd = <text:tab/>~</text:span><text:span text:style-name="T29">x1 &amp; <text:s text:c="2"/>x2 &amp; </text:span><text:span text:style-name="T31">~</text:span><text:span text:style-name="T29">y1 &amp; </text:span><text:span text:style-name="T31">~</text:span><text:span text:style-name="T29">y2 |</text:span></text:p>
      <text:p text:style-name="P21"><text:tab/><text:span text:style-name="T16">~</text:span>x1 &amp; <text:span text:style-name="T16">~</text:span>x2 &amp; <text:s/>y1 <text:s/>&amp; <text:span text:style-name="T16">~</text:span>y2 |</text:p>
      <text:p text:style-name="P22"><text:span text:style-name="T52"><text:tab/> x1 <text:s/>&amp; <text:s text:c="2"/>x2 &amp; </text:span><text:span text:style-name="T53">~</text:span><text:span text:style-name="T52">y1 &amp; <text:s text:c="2"/>y2 |</text:span></text:p>
      <text:p text:style-name="P26"><text:span text:style-name="T43"><text:tab/> x1 <text:s/>&amp; </text:span><text:span text:style-name="T48">~</text:span><text:span text:style-name="T43">x2 &amp; <text:s/>y1 <text:s/>&amp; <text:s text:c="2"/>y2;</text:span></text:p>
      <text:p text:style-name="P26"><text:span text:style-name="T43"/></text:p>
      <text:p text:style-name="P4"><text:span text:style-name="T44">Каждая строчка этого выражения соответствует одной строке в таблице. Если в таблице аргумент имеет значение «0», то в нашем выражении записываем его с отрицанием «</text:span><text:span text:style-name="T49">~</text:span><text:span text:style-name="T44">» (инверсия всех бит). Если он равен «1», то без отрицания. Например, для первой строчки, только </text:span><text:span text:style-name="T49">x2 </text:span><text:span text:style-name="T44">имеет единичное значение, </text:span><text:span text:style-name="T49">x2 </text:span><text:span text:style-name="T44">берём непосредственно, остальные аргументы с отрицанием: </text:span><text:span text:style-name="T48">~</text:span><text:span text:style-name="T53">x1 &amp; <text:s text:c="2"/>x2 &amp; </text:span><text:span text:style-name="T48">~</text:span><text:span text:style-name="T53">y1 &amp; </text:span><text:span text:style-name="T48">~</text:span><text:span text:style-name="T53">y2. </text:span><text:span text:style-name="T44">Это </text:span><text:span text:style-name="T45">выражение вернёт 1 только если </text:span><text:span text:style-name="T50">x2 </text:span><text:span text:style-name="T45">равен 1, а остальные параметры 0. Склеивая выражения для каждой строчки с помощью операции ИЛИ мы получим искомую функцию. </text:span></text:p>
      <text:p text:style-name="P5"><text:span text:style-name="T45">Но эта функция не оптимальна, её можно и нужно оптимизировать. Для этого </text:span><text:span text:style-name="T46">воспользуемся законами логики. </text:span></text:p>
      <text:p text:style-name="P20"><text:span text:style-name="T46"/></text:p>
      <text:p text:style-name="P6"><text:span text:style-name="T46">В первых двух строчках вынесем за скобки </text:span><text:span text:style-name="T48">~</text:span><text:span text:style-name="T53">x1 <text:s/>&amp; </text:span><text:span text:style-name="T48">~</text:span><text:span text:style-name="T53">y2, </text:span><text:span text:style-name="T46">а в последних двух — вынесем <text:s/></text:span><text:span text:style-name="T55">x1 <text:s/></text:span><text:span text:style-name="T54"><text:s/>&amp; <text:s text:c="2"/>y2:</text:span></text:p>
      <text:p text:style-name="P4"><text:span text:style-name="T44"/></text:p>
      <text:p text:style-name="P19"><text:span text:style-name="T26"><text:tab/>~</text:span><text:span text:style-name="T29">x1 <text:s/>&amp; </text:span><text:span text:style-name="T31">~</text:span><text:span text:style-name="T29">y2 </text:span><text:span text:style-name="T30">&amp;</text:span><text:span text:style-name="T29"> <text:s/></text:span><text:span text:style-name="T34">(</text:span><text:span text:style-name="T29">x2 &amp; </text:span><text:span text:style-name="T31">~</text:span><text:span text:style-name="T29">y1 <text:s/>| <text:s/></text:span><text:span text:style-name="T31">~</text:span><text:span text:style-name="T29">x2 &amp; <text:s/>y1 </text:span><text:span text:style-name="T34">) <text:s/></text:span><text:span text:style-name="T32">|</text:span></text:p>
      <text:p text:style-name="P23"><text:span text:style-name="T52"><text:tab/> x1 <text:s/></text:span><text:span text:style-name="T54"><text:s/>&amp; <text:s text:c="2"/>y2 </text:span><text:span text:style-name="T52">&amp; <text:s/></text:span><text:span text:style-name="T51">(</text:span><text:span text:style-name="T52">x2 &amp; </text:span><text:span text:style-name="T53">~</text:span><text:span text:style-name="T52">y1 <text:s/>| </text:span><text:span text:style-name="T54"><text:s/></text:span><text:span text:style-name="T48">~</text:span><text:span text:style-name="T54">x2 &amp; <text:s/>y1</text:span><text:span text:style-name="T51">)</text:span><text:span text:style-name="T54"> ;</text:span></text:p>
      <text:p text:style-name="P23"><text:span text:style-name="T54"/></text:p>
      <text:p text:style-name="P20"><text:span text:style-name="T56">Выражение в скобках (</text:span><text:span text:style-name="T53">x2 &amp; ~y1 <text:s/>| <text:s/>~x2 &amp; <text:s/>y1</text:span><text:span text:style-name="T56">)</text:span><text:span text:style-name="T53"> </text:span><text:span text:style-name="T56">это ни что иное, как исключающее ИЛИ <text:s/>- </text:span><text:span text:style-name="T53">x2 </text:span><text:span text:style-name="T46">^</text:span><text:span text:style-name="T53"> </text:span><text:span text:style-name="T46">y1.</text:span></text:p>
      <text:p text:style-name="P6"><text:span text:style-name="T46">Выражение ещё упростилось:</text:span></text:p>
      <text:p text:style-name="P6"><text:span text:style-name="T46"/></text:p>
      <text:p text:style-name="P19"><text:span text:style-name="T26"><text:tab/>~</text:span><text:span text:style-name="T29">x1 <text:s/>&amp; </text:span><text:span text:style-name="T31">~</text:span><text:span text:style-name="T29">y2 </text:span><text:span text:style-name="T30">&amp;</text:span><text:span text:style-name="T29"> <text:s/></text:span><text:span text:style-name="T34">(</text:span><text:span text:style-name="T29">x2 </text:span><text:span text:style-name="T32">^</text:span><text:span text:style-name="T29"> </text:span><text:span text:style-name="T32">y1</text:span><text:span text:style-name="T29"> </text:span><text:span text:style-name="T34">) <text:s/></text:span><text:span text:style-name="T32">|</text:span></text:p>
      <text:p text:style-name="P23"><text:span text:style-name="T54"><text:s/><text:tab/> x1 <text:s text:c="2"/>&amp; <text:s text:c="2"/>y2 &amp; <text:s/></text:span><text:span text:style-name="T51">(</text:span><text:span text:style-name="T54">x2 </text:span><text:span text:style-name="T51">^ </text:span><text:span text:style-name="T54">y1 </text:span><text:span text:style-name="T51">)</text:span><text:span text:style-name="T54"> ;</text:span></text:p>
      <text:p text:style-name="P23"><text:span text:style-name="T54"/></text:p>
      <text:p text:style-name="P6"><text:span text:style-name="T46">Теперь вынесем за скобки <text:s/></text:span><text:span text:style-name="T53">x2 </text:span><text:span text:style-name="T51">^</text:span><text:span text:style-name="T53"> </text:span><text:span text:style-name="T51">y1 </text:span><text:span text:style-name="T46">и получим:</text:span></text:p>
      <text:p text:style-name="P6"><text:span text:style-name="T46"/></text:p>
      <text:p text:style-name="P28"><text:span text:style-name="T16"><text:tab/></text:span><text:span text:style-name="T29"> </text:span><text:span text:style-name="T34">(</text:span><text:span text:style-name="T29">x2 </text:span><text:span text:style-name="T35">^</text:span><text:span text:style-name="T29"> </text:span><text:span text:style-name="T35">y1</text:span><text:span text:style-name="T29"> </text:span><text:span text:style-name="T33">) </text:span><text:span text:style-name="T34">&amp; </text:span><text:span text:style-name="T33"><text:s/></text:span><text:span text:style-name="T35">(</text:span><text:span text:style-name="T16">~</text:span><text:span text:style-name="T29">x1 <text:s/>&amp; </text:span><text:span text:style-name="T36">~</text:span><text:span text:style-name="T29">y2 </text:span><text:span text:style-name="T34"><text:s/></text:span><text:span text:style-name="T35">| </text:span><text:span text:style-name="T54"><text:s/>x1 <text:s text:c="2"/>&amp; <text:s text:c="2"/>y2 </text:span><text:span text:style-name="T51">)</text:span><text:span text:style-name="T54">;</text:span></text:p>
      <text:p text:style-name="P7"><text:span text:style-name="T46"/></text:p>
      <text:p text:style-name="P7"><text:span text:style-name="T46">Во вторых скобках если заменить «</text:span><text:span text:style-name="T51">x</text:span><text:span text:style-name="T44">»</text:span><text:span text:style-name="T51"> </text:span><text:span text:style-name="T46">на «</text:span><text:span text:style-name="T51">~x</text:span><text:span text:style-name="T44">», </text:span><text:span text:style-name="T46">то у нас снова получается исключающее ИЛИ:</text:span></text:p>
      <text:p text:style-name="P7"><text:span text:style-name="T46"/></text:p>
      <text:p text:style-name="P28"><text:span text:style-name="T56"><text:tab/>(</text:span><text:span text:style-name="T53">x2 </text:span><text:span text:style-name="T51">^</text:span><text:span text:style-name="T53"> </text:span><text:span text:style-name="T51">y1</text:span><text:span text:style-name="T53"> </text:span><text:span text:style-name="T57">) </text:span><text:span text:style-name="T56">&amp; </text:span><text:span text:style-name="T57"><text:s/></text:span><text:span text:style-name="T51">(</text:span><text:span text:style-name="T48">~</text:span><text:span text:style-name="T53">x1 <text:s/></text:span><text:span text:style-name="T51">^</text:span><text:span text:style-name="T54"> <text:s/>y2 </text:span><text:span text:style-name="T51">)</text:span><text:span text:style-name="T54">;</text:span></text:p>
      <text:p text:style-name="P28"><text:span text:style-name="T54"/></text:p>
      <text:p text:style-name="P8"><text:span text:style-name="T47">Инверсия одного из аргументов </text:span><text:span text:style-name="T46">исключающе</text:span><text:span text:style-name="T47">го</text:span><text:span text:style-name="T46"> ИЛИ </text:span><text:span text:style-name="T47">приводит к инверсии всего выражения, значит инверсию можно вынести за скобки:</text:span></text:p>
      <text:p text:style-name="P8"><text:span text:style-name="T47"/></text:p>
      <text:p text:style-name="P28"><text:span text:style-name="T54"><text:tab/></text:span><text:span text:style-name="T56">(</text:span><text:span text:style-name="T53">x2 </text:span><text:span text:style-name="T51">^</text:span><text:span text:style-name="T53"> </text:span><text:span text:style-name="T51">y1</text:span><text:span text:style-name="T53"> </text:span><text:span text:style-name="T57">) </text:span><text:span text:style-name="T56">&amp; </text:span><text:span text:style-name="T57"><text:s/></text:span><text:span text:style-name="T48">~</text:span><text:span text:style-name="T51">(</text:span><text:span text:style-name="T53">x1 <text:s/></text:span><text:span text:style-name="T51">^</text:span><text:span text:style-name="T54"> <text:s/>y2 </text:span><text:span text:style-name="T51">)</text:span><text:span text:style-name="T54">;</text:span></text:p>
      <text:p text:style-name="P28"><text:span text:style-name="T54"/></text:p>
      <text:p text:style-name="P8"><text:span text:style-name="T47">В результате получилось достаточно простое выражение (всего 4 операции) для определения вращения энкодера вперёд. Это выражение симметрично относительно индексов 1 и 2, и поменяв их местами получим выражение определяющее движение назад:</text:span></text:p>
      <text:p text:style-name="P8"><text:span text:style-name="T47"/></text:p>
      <text:p text:style-name="P24"><text:span text:style-name="T56"><text:tab/>(</text:span><text:span text:style-name="T53">x</text:span><text:span text:style-name="T58">1</text:span><text:span text:style-name="T53"> </text:span><text:span text:style-name="T51">^</text:span><text:span text:style-name="T53"> </text:span><text:span text:style-name="T51">y</text:span><text:span text:style-name="T58">2</text:span><text:span text:style-name="T53"> </text:span><text:span text:style-name="T57">) </text:span><text:span text:style-name="T56">&amp; </text:span><text:span text:style-name="T57"><text:s/></text:span><text:span text:style-name="T48">~</text:span><text:span text:style-name="T51">(</text:span><text:span text:style-name="T53">x</text:span><text:span text:style-name="T58">2</text:span><text:span text:style-name="T53"> <text:s/></text:span><text:span text:style-name="T51">^</text:span><text:span text:style-name="T54"> <text:s/>y</text:span><text:span text:style-name="T58">1</text:span><text:span text:style-name="T54"> </text:span><text:span text:style-name="T51">)</text:span><text:span text:style-name="T58">;</text:span></text:p>
      <text:p text:style-name="P24"><text:span text:style-name="T58"/></text:p>
      <text:p text:style-name="P24"><text:span text:style-name="T58">Теперь осталось только реализовать обработку нескольких энкодеров на языке Си.</text:span></text:p>
      <text:p text:style-name="P24"><text:span text:style-name="T58">Ограничимся для начала максимум 8 энкодерами, чтобы значения умещались в тип uint8_t.</text:span></text:p>
      <text:p text:style-name="P24"><text:span text:style-name="T58"/></text:p>
      <text:p text:style-name="P24"><text:span text:style-name="T58"><text:tab/>// Тип переменных-счетчиков</text:span></text:p>
      <text:p text:style-name="P24"><text:span text:style-name="T58"><text:tab/>typedef unsigned EncValueType;</text:span></text:p>
      <text:p text:style-name="P24"><text:span text:style-name="T58"/></text:p>
      <text:p text:style-name="P24"><text:span text:style-name="T58"><text:tab/>//количество обрабатываемых энкодеров</text:span></text:p>
      <text:p text:style-name="P24"><text:span text:style-name="T58"><text:tab/>enum{EncoderChannels = 8};</text:span></text:p>
      <text:p text:style-name="P24"><text:span text:style-name="T58"/></text:p>
      <text:p text:style-name="P24"><text:span text:style-name="T58"><text:tab/>// Массив переменных-счетчиков</text:span></text:p>
      <text:p text:style-name="P24"><text:span text:style-name="T58"><text:tab/>static volatile EncValueType EncoderValues[EncoderChannels];</text:span></text:p>
      <text:p text:style-name="P24"><text:span text:style-name="T58"><text:tab/>// предыдущие состояния энкодеров</text:span></text:p>
      <text:p text:style-name="P24"><text:span text:style-name="T58"><text:tab/>static uint8_t _x1, _x2;</text:span></text:p>
      <text:p text:style-name="P24"><text:span text:style-name="T58"/></text:p>
      <text:p text:style-name="P24"><text:span text:style-name="T58"><text:tab/>// Определение вращения вперёд/назад</text:span></text:p>
      <text:p text:style-name="P24"><text:soft-page-break/><text:span text:style-name="T58"><text:tab/>static inline uint8_t Detect(uint8_t x1, uint8_t x2, uint8_t y1, uint8_t y2) </text:span></text:p>
      <text:p text:style-name="P24"><text:span text:style-name="T58"><text:tab/>{</text:span></text:p>
      <text:p text:style-name="P24"><text:span text:style-name="T58"><text:tab/><text:tab/>//вот оно наше волшебное выражение</text:span></text:p>
      <text:p text:style-name="P24"><text:span text:style-name="T58"><text:tab/><text:tab/>return (x2 ^ y1) &amp; ~(x1 ^ y2);</text:span></text:p>
      <text:p text:style-name="P24"><text:span text:style-name="T58"><text:tab/>}</text:span></text:p>
      <text:p text:style-name="P24"><text:span text:style-name="T58"><text:tab/></text:span></text:p>
      <text:p text:style-name="P24"><text:span text:style-name="T58"><text:tab/>//функции чтения текущего состояния энкодеров. Первый в второй датчики соответственно.</text:span></text:p>
      <text:p text:style-name="P24"><text:span text:style-name="T58"><text:tab/>// определим их позже</text:span></text:p>
      <text:p text:style-name="P24"><text:span text:style-name="T58"><text:tab/>inline uint8_t EncRead1();</text:span></text:p>
      <text:p text:style-name="P24"><text:span text:style-name="T58"><text:tab/>inline uint8_t EncRead2();</text:span></text:p>
      <text:p text:style-name="P24"><text:span text:style-name="T58"/></text:p>
      <text:p text:style-name="P24"><text:span text:style-name="T58"><text:tab/>static inline void EncoderCapture()</text:span></text:p>
      <text:p text:style-name="P24"><text:span text:style-name="T58"><text:tab/>{</text:span></text:p>
      <text:p text:style-name="P24"><text:span text:style-name="T58"><text:tab/><text:tab/>// читаем текущее состояние сразу всех энкодеров</text:span></text:p>
      <text:p text:style-name="P24"><text:span text:style-name="T58"><text:tab/><text:tab/>uint8_t y1 = EncRead1();</text:span></text:p>
      <text:p text:style-name="P24"><text:span text:style-name="T58"><text:tab/><text:tab/>uint8_t y2 = EncRead2();</text:span></text:p>
      <text:p text:style-name="P24"><text:span text:style-name="T58"><text:tab/><text:tab/></text:span></text:p>
      <text:p text:style-name="P24"><text:span text:style-name="T58"><text:tab/><text:tab/>// определяем наличие движения вперёд</text:span></text:p>
      <text:p text:style-name="P24"><text:span text:style-name="T58"><text:tab/><text:tab/>uint8_t fwd <text:s/>= Detect(_x1, _x2, y1, y2);</text:span></text:p>
      <text:p text:style-name="P24"><text:span text:style-name="T58"><text:tab/><text:tab/>// меняем индексы 1 и2 местами и определяем наличие движения назад</text:span></text:p>
      <text:p text:style-name="P24"><text:span text:style-name="T58"><text:tab/><text:tab/>uint8_t back = Detect(_x2, _x1, y2, y1);</text:span></text:p>
      <text:p text:style-name="P24"><text:span text:style-name="T58"/></text:p>
      <text:p text:style-name="P24"><text:span text:style-name="T58"><text:tab/><text:tab/>// цикл по каждому биту в значениях <text:s/>fwd и <text:s/>back</text:span></text:p>
      <text:p text:style-name="P24"><text:span text:style-name="T58"><text:tab/><text:tab/>volatile EncValueType *ptr = EncoderValues;</text:span></text:p>
      <text:p text:style-name="P24"><text:span text:style-name="T58"><text:tab/><text:tab/>for(uint8_t mask = 1; mask != 1 &lt;&lt; EncoderChannels; mask &lt;&lt;= 1, ptr++)</text:span></text:p>
      <text:p text:style-name="P24"><text:span text:style-name="T58"><text:tab/><text:tab/>{</text:span></text:p>
      <text:p text:style-name="P24"><text:span text:style-name="T58"><text:tab/><text:tab/><text:tab/>if(fwd &amp; mask)</text:span></text:p>
      <text:p text:style-name="P24"><text:span text:style-name="T58"><text:tab/><text:tab/><text:tab/><text:tab/>(*ptr) ++;</text:span></text:p>
      <text:p text:style-name="P24"><text:span text:style-name="T58"><text:tab/><text:tab/><text:tab/>else </text:span></text:p>
      <text:p text:style-name="P24"><text:span text:style-name="T58"><text:tab/><text:tab/><text:tab/>if(back &amp; mask)</text:span></text:p>
      <text:p text:style-name="P24"><text:span text:style-name="T58"><text:tab/><text:tab/><text:tab/><text:tab/>(*ptr) --;</text:span></text:p>
      <text:p text:style-name="P24"><text:span text:style-name="T58"><text:tab/><text:tab/>}</text:span></text:p>
      <text:p text:style-name="P24"><text:span text:style-name="T58"><text:tab/><text:tab/></text:span></text:p>
      <text:p text:style-name="P24"><text:span text:style-name="T58"><text:tab/><text:tab/>// сохраняем текущее состояние</text:span></text:p>
      <text:p text:style-name="P24"><text:span text:style-name="T58"><text:tab/><text:tab/>_x1 = y1;</text:span></text:p>
      <text:p text:style-name="P24"><text:span text:style-name="T58"><text:tab/><text:tab/>_x2 = y2;</text:span></text:p>
      <text:p text:style-name="P24"><text:span text:style-name="T58"><text:tab/>}</text:span></text:p>
      <text:p text:style-name="P24"><text:span text:style-name="T58"/></text:p>
      <text:p text:style-name="P25"><text:span text:style-name="T58"><text:tab/>// функции чтения текущего состояния энкодеров.</text:span></text:p>
      <text:p text:style-name="P25"><text:span text:style-name="T58"><text:tab/>// </text:span><text:span text:style-name="T59">реализуем их как душе угодно, то есть как энкодеры подключены.</text:span></text:p>
      <text:p text:style-name="P24"><text:span text:style-name="T58"><text:tab/>inline uint8_t EncRead1()</text:span></text:p>
      <text:p text:style-name="P24"><text:span text:style-name="T58"><text:tab/>{</text:span></text:p>
      <text:p text:style-name="P24"><text:span text:style-name="T58"><text:tab/><text:tab/>return PORTC;</text:span></text:p>
      <text:p text:style-name="P24"><text:span text:style-name="T58"><text:tab/>}</text:span></text:p>
      <text:p text:style-name="P24"><text:span text:style-name="T58"/></text:p>
      <text:p text:style-name="P24"><text:span text:style-name="T58"><text:tab/>inline uint8_t EncRead2()</text:span></text:p>
      <text:p text:style-name="P24"><text:span text:style-name="T58"><text:tab/>{</text:span></text:p>
      <text:p text:style-name="P24"><text:span text:style-name="T58"><text:tab/><text:tab/>return PORTD;</text:span></text:p>
      <text:p text:style-name="P24"><text:span text:style-name="T58"><text:tab/>}</text:span></text:p>
      <text:p text:style-name="P24"><text:span text:style-name="T58"/></text:p>
      <text:p text:style-name="P24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15:29:27.79</meta:creation-date>
    <dc:date>2010-11-19T19:40:14.40</dc:date>
    <meta:editing-duration>PT03H39M13S</meta:editing-duration>
    <meta:editing-cycles>7</meta:editing-cycles>
    <meta:generator>OpenOffice.org/3.2$Win32 OpenOffice.org_project/320m19$Build-9505</meta:generator>
    <meta:document-statistic meta:table-count="2" meta:image-count="0" meta:object-count="0" meta:page-count="4" meta:paragraph-count="287" meta:word-count="1354" meta:character-count="7900"/>
  </office:meta>
</office:document-meta>
</file>